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B0000032F87134C0D6116AC07.png" manifest:media-type="image/png"/>
  <manifest:file-entry manifest:full-path="Pictures/100002010000045100000334BE8453550CA951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574cm" style:rel-width="70%" fo:margin-top="0cm" fo:margin-bottom="0.101cm" table:align="center"/>
    </style:style>
    <style:style style:name="Table1.A" style:family="table-column">
      <style:table-column-properties style:column-width="20.574cm" style:rel-column-width="11786*"/>
    </style:style>
    <style:style style:name="Table1.A1" style:family="table-cell">
      <style:table-cell-properties style:vertical-align="middle" fo:background-color="#b2b2b2" fo:padding-left="0.499cm" fo:padding-right="0.499cm" fo:padding-top="0cm" fo:padding-bottom="0.199cm" fo:border="none">
        <style:background-image/>
      </style:table-cell-properties>
    </style:style>
    <style:style style:name="Table2" style:family="table">
      <style:table-properties style:width="26.451cm" style:rel-width="90%" fo:margin-top="0cm" fo:margin-bottom="0.25cm" table:align="center"/>
    </style:style>
    <style:style style:name="Table2.A" style:family="table-column">
      <style:table-column-properties style:column-width="13.226cm" style:rel-column-width="7498*"/>
    </style:style>
    <style:style style:name="Table2.1" style:family="table-row">
      <style:table-row-properties style:min-row-height="17.311cm"/>
    </style:style>
    <style:style style:name="Table2.A1" style:family="table-cell">
      <style:table-cell-properties fo:background-color="transparent" fo:padding-left="0.101cm" fo:padding-right="0.499cm" fo:padding-top="0.101cm" fo:padding-bottom="0.101cm" fo:border="0.05pt solid #dddddd">
        <style:background-image/>
      </style:table-cell-properties>
    </style:style>
    <style:style style:name="Table2.B1" style:family="table-cell">
      <style:table-cell-properties fo:padding-left="0.499cm" fo:padding-right="0.101cm" fo:padding-top="0.101cm" fo:padding-bottom="0.101cm" fo:border="0.05pt solid #dddddd"/>
    </style:style>
    <style:style style:name="Table3" style:family="table">
      <style:table-properties style:width="29.39cm" table:align="margins"/>
    </style:style>
    <style:style style:name="Table3.A" style:family="table-column">
      <style:table-column-properties style:column-width="14.695cm" style:rel-column-width="32767*"/>
    </style:style>
    <style:style style:name="Table3.B" style:family="table-column">
      <style:table-column-properties style:column-width="14.695cm" style:rel-column-width="32768*"/>
    </style:style>
    <style:style style:name="Table3.A1" style:family="table-cell">
      <style:table-cell-properties fo:background-color="transparent" fo:padding="0.097cm" fo:border="0.05pt solid #dddddd">
        <style:background-image/>
      </style:table-cell-properties>
    </style:style>
    <style:style style:name="Table3.B1" style:family="table-cell">
      <style:table-cell-properties fo:padding="0.097cm" fo:border="0.05pt solid #dddddd"/>
    </style:style>
    <style:style style:name="Table4" style:family="table">
      <style:table-properties style:width="7.25cm" style:rel-width="50%" table:align="center" fo:background-color="#cccccc">
        <style:background-image/>
      </style:table-properties>
    </style:style>
    <style:style style:name="Table4.A" style:family="table-column">
      <style:table-column-properties style:column-width="1.812cm" style:rel-column-width="1027*"/>
    </style:style>
    <style:style style:name="Table4.B" style:family="table-column">
      <style:table-column-properties style:column-width="1.813cm" style:rel-column-width="1028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b2b2b2" fo:padding="0.097cm" fo:border="0.05pt solid #000000">
        <style:background-image/>
      </style:table-cell-properties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A4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3.053cm" style:rel-width="90%" table:align="center"/>
    </style:style>
    <style:style style:name="Table5.A" style:family="table-column">
      <style:table-column-properties style:column-width="4.35cm" style:rel-column-width="2466*"/>
    </style:style>
    <style:style style:name="Table5.C" style:family="table-column">
      <style:table-column-properties style:column-width="4.352cm" style:rel-column-width="2467*"/>
    </style:style>
    <style:style style:name="Table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7" style:family="table-cell">
      <style:table-cell-properties fo:padding="0.097cm" fo:border-left="0.05pt solid #000000" fo:border-right="none" fo:border-top="none" fo:border-bottom="0.05pt solid #000000"/>
    </style:style>
    <style:style style:name="Table5.B17" style:family="table-cell">
      <style:table-cell-properties fo:padding="0.097cm" fo:border-left="0.05pt solid #000000" fo:border-right="none" fo:border-top="none" fo:border-bottom="0.05pt solid #000000"/>
    </style:style>
    <style:style style:name="Table5.C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Ubuntu Mono" fo:font-size="12pt" style:text-underline-style="none" fo:font-weight="normal" officeooo:rsid="005e695f" officeooo:paragraph-rsid="00a1a9c8" style:font-size-asian="12pt" style:font-weight-asian="normal" style:font-size-complex="12pt" style:font-weight-complex="normal"/>
    </style:style>
    <style:style style:name="P2" style:family="paragraph" style:parent-style-name="Text_20_body">
      <style:text-properties style:font-name="Ubuntu Mono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Ubuntu Mono" fo:font-size="16pt" fo:font-weight="bold" officeooo:rsid="001ab934" officeooo:paragraph-rsid="000f44bc" style:font-size-asian="14pt" style:font-weight-asian="bold" style:font-size-complex="16pt" style:font-weight-complex="bold"/>
    </style:style>
    <style:style style:name="P4" style:family="paragraph" style:parent-style-name="Text_20_body" style:master-page-name="">
      <loext:graphic-properties draw:fill="none"/>
      <style:paragraph-properties fo:margin-left="4.5cm" fo:margin-right="4.5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style:font-name="Ubuntu Mono" fo:font-size="16pt" fo:font-weight="bold" officeooo:rsid="001ab934" officeooo:paragraph-rsid="001ab934" style:font-size-asian="14pt" style:font-weight-asian="bold" style:font-size-complex="16pt" style:font-weight-complex="bold"/>
    </style:style>
    <style:style style:name="P5" style:family="paragraph" style:parent-style-name="Text_20_body">
      <loext:graphic-properties draw:fill="none"/>
      <style:paragraph-properties fo:margin-left="4.5cm" fo:margin-right="4.5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Ubuntu Mono" fo:font-size="16pt" fo:font-weight="normal" officeooo:rsid="001ab934" officeooo:paragraph-rsid="001ab934" style:font-size-asian="14pt" style:font-weight-asian="normal" style:font-size-complex="16pt" style:font-weight-complex="normal"/>
    </style:style>
    <style:style style:name="P6" style:family="paragraph" style:parent-style-name="Text_20_body">
      <loext:graphic-properties draw:fill="none"/>
      <style:paragraph-properties fo:margin-left="4.5cm" fo:margin-right="4.5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Ubuntu Mono" fo:font-size="16pt" fo:font-weight="normal" officeooo:rsid="0020dbca" officeooo:paragraph-rsid="0020dbca" style:font-size-asian="14pt" style:font-weight-asian="normal" style:font-size-complex="16pt" style:font-weight-complex="normal"/>
    </style:style>
    <style:style style:name="P7" style:family="paragraph" style:parent-style-name="Text_20_body">
      <loext:graphic-properties draw:fill="none"/>
      <style:paragraph-properties fo:margin-left="4.5cm" fo:margin-right="4.5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Ubuntu Mono" fo:font-size="16pt" fo:font-weight="normal" officeooo:rsid="00fa0482" officeooo:paragraph-rsid="00fa0482" style:font-size-asian="14pt" style:font-weight-asian="normal" style:font-size-complex="16pt" style:font-weight-complex="normal"/>
    </style:style>
    <style:style style:name="P8" style:family="paragraph" style:parent-style-name="Text_20_body" style:master-page-name="">
      <loext:graphic-properties draw:fill="none"/>
      <style:paragraph-properties fo:margin-left="0cm" fo:margin-right="0.7cm" fo:margin-top="0cm" fo:margin-bottom="0.247cm" loext:contextual-spacing="false" fo:line-height="120%" fo:text-align="end" style:justify-single-word="false" fo:text-indent="0cm" style:auto-text-indent="false" style:page-number="auto" fo:background-color="transparent"/>
      <style:text-properties style:font-name="Ubuntu Mono" fo:font-size="16pt" fo:font-weight="bold" officeooo:rsid="001ab934" officeooo:paragraph-rsid="000f44bc" style:font-size-asian="14pt" style:font-weight-asian="bold" style:font-size-complex="16pt" style:font-weight-complex="bold"/>
    </style:style>
    <style:style style:name="P9" style:family="paragraph" style:parent-style-name="Text_20_body">
      <loext:graphic-properties draw:fill="none"/>
      <style:paragraph-properties fo:margin-left="0cm" fo:margin-right="0.7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style:font-name="Ubuntu" fo:font-size="22pt" style:text-underline-style="solid" style:text-underline-width="auto" style:text-underline-color="font-color" fo:font-weight="bold" officeooo:rsid="003c2e2e" officeooo:paragraph-rsid="003c2e2e" style:font-size-asian="22pt" style:font-weight-asian="bold" style:font-size-complex="22pt" style:font-weight-complex="bold"/>
    </style:style>
    <style:style style:name="P10" style:family="paragraph" style:parent-style-name="Text_20_body">
      <loext:graphic-properties draw:fill="none"/>
      <style:paragraph-properties fo:margin-left="0cm" fo:margin-right="0.7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style:font-name="Ubuntu" fo:font-size="22pt" style:text-underline-style="solid" style:text-underline-width="auto" style:text-underline-color="font-color" fo:font-weight="bold" officeooo:rsid="00abbab1" officeooo:paragraph-rsid="00abbab1" style:font-size-asian="22pt" style:font-weight-asian="bold" style:font-size-complex="22pt" style:font-weight-complex="bold"/>
    </style:style>
    <style:style style:name="P11" style:family="paragraph" style:parent-style-name="Text_20_body">
      <loext:graphic-properties draw:fill="none"/>
      <style:paragraph-properties fo:margin-left="0cm" fo:margin-right="0.7cm" fo:margin-top="0cm" fo:margin-bottom="0.247cm" loext:contextual-spacing="false" fo:line-height="120%" fo:text-align="end" style:justify-single-word="false" fo:text-indent="0cm" style:auto-text-indent="false" fo:background-color="transparent"/>
      <style:text-properties style:font-name="Ubuntu" fo:font-size="14pt" fo:font-weight="normal" officeooo:rsid="0023939d" officeooo:paragraph-rsid="0023939d" style:font-size-asian="14pt" style:font-weight-asian="normal" style:font-size-complex="14pt" style:font-weight-complex="normal"/>
    </style:style>
    <style:style style:name="P12" style:family="paragraph" style:parent-style-name="Heading">
      <style:paragraph-properties fo:text-align="center" style:justify-single-word="false"/>
      <style:text-properties style:font-name="Ubuntu" fo:font-size="12pt" officeooo:paragraph-rsid="0017e841" style:font-size-asian="12pt" style:font-size-complex="12pt"/>
    </style:style>
    <style:style style:name="P13" style:family="paragraph" style:parent-style-name="Title" style:master-page-name="">
      <loext:graphic-properties draw:fill="none"/>
      <style:paragraph-properties fo:margin-left="0cm" fo:margin-right="0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style:font-name="Ubuntu" style:text-underline-style="solid" style:text-underline-width="auto" style:text-underline-color="font-color" officeooo:paragraph-rsid="003a01d8"/>
    </style:style>
    <style:style style:name="P14" style:family="paragraph" style:parent-style-name="Table_20_Contents">
      <style:paragraph-properties fo:text-align="justify" style:justify-single-word="false"/>
      <style:text-properties style:font-name="Ubuntu" fo:font-size="12pt" fo:font-weight="bold" officeooo:rsid="0044c9f4" officeooo:paragraph-rsid="0046a057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Ubuntu" fo:font-size="12pt" fo:font-weight="bold" officeooo:rsid="004afee6" officeooo:paragraph-rsid="004afee6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Ubuntu" fo:font-size="12pt" fo:font-weight="bold" officeooo:rsid="005217e2" officeooo:paragraph-rsid="005217e2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Ubuntu" fo:font-size="12pt" fo:font-weight="bold" officeooo:rsid="00539e3d" officeooo:paragraph-rsid="00539e3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Ubuntu" fo:font-size="12pt" fo:font-weight="bold" officeooo:rsid="0084a118" officeooo:paragraph-rsid="0084a118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Ubuntu" fo:font-size="12pt" fo:font-weight="normal" officeooo:rsid="003fc948" officeooo:paragraph-rsid="003fc948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Ubuntu" fo:font-size="12pt" fo:font-weight="normal" officeooo:rsid="004d388c" officeooo:paragraph-rsid="004afee6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font-name="Ubuntu" fo:font-size="12pt" fo:font-weight="normal" officeooo:rsid="00533f59" officeooo:paragraph-rsid="005217e2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style:font-name="Ubuntu" fo:font-size="12pt" fo:font-weight="normal" officeooo:rsid="00581b5c" officeooo:paragraph-rsid="00539e3d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Ubuntu" fo:font-size="12pt" style:text-underline-style="solid" style:text-underline-width="auto" style:text-underline-color="font-color" fo:font-weight="bold" officeooo:rsid="004010f3" officeooo:paragraph-rsid="004010f3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Ubuntu" fo:font-size="12pt" style:text-underline-style="solid" style:text-underline-width="auto" style:text-underline-color="font-color" fo:font-weight="bold" officeooo:rsid="0066507e" officeooo:paragraph-rsid="0066507e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Ubuntu" fo:font-size="12pt" style:text-underline-style="solid" style:text-underline-width="auto" style:text-underline-color="font-color" fo:font-weight="bold" officeooo:rsid="005d8305" officeooo:paragraph-rsid="00a9654f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Ubuntu" fo:font-size="12pt" style:text-underline-style="none" fo:font-weight="bold" officeooo:rsid="006dc761" officeooo:paragraph-rsid="0088c19b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Ubuntu" fo:font-size="12pt" style:text-underline-style="none" fo:font-weight="normal" officeooo:rsid="00ca2d40" officeooo:paragraph-rsid="00ca2d40" style:font-size-asian="10.5pt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Ubuntu" fo:font-size="12pt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Ubuntu" fo:font-size="12pt" officeooo:rsid="00cb9562" officeooo:paragraph-rsid="00cb9562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Ubuntu" fo:font-size="22pt" style:font-size-asian="19.25pt" style:font-size-complex="22pt"/>
    </style:style>
    <style:style style:name="P31" style:family="paragraph" style:parent-style-name="Table_20_Contents">
      <style:paragraph-properties fo:text-align="center" style:justify-single-word="false"/>
      <style:text-properties style:font-name="Ubuntu" fo:font-size="22pt" officeooo:rsid="00c8ae94" officeooo:paragraph-rsid="00c8ae94" style:font-size-asian="19.25pt" style:font-size-complex="22pt"/>
    </style:style>
    <style:style style:name="P32" style:family="paragraph" style:parent-style-name="Table_20_Contents">
      <style:paragraph-properties fo:text-align="center" style:justify-single-word="false"/>
      <style:text-properties style:font-name="Ubuntu" fo:font-size="22pt" style:text-underline-style="solid" style:text-underline-width="auto" style:text-underline-color="font-color" fo:font-weight="bold" officeooo:rsid="00c8ae94" officeooo:paragraph-rsid="00c8ae94" style:font-size-asian="19.25pt" style:font-weight-asian="bold" style:font-size-complex="2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Ubuntu" fo:font-size="22pt" style:text-underline-style="solid" style:text-underline-width="auto" style:text-underline-color="font-color" fo:font-weight="bold" officeooo:rsid="00c997b7" officeooo:paragraph-rsid="00c997b7" style:font-size-asian="19.25pt" style:font-weight-asian="bold" style:font-size-complex="2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Ubuntu" fo:font-size="22pt" style:text-underline-style="none" fo:font-weight="normal" officeooo:rsid="00cf8fd2" officeooo:paragraph-rsid="00cf8fd2" style:font-size-asian="19.25pt" style:font-weight-asian="normal" style:font-size-complex="2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Ubuntu" fo:font-size="15pt" style:text-underline-style="none" fo:font-weight="normal" officeooo:rsid="00cf8fd2" officeooo:paragraph-rsid="00cf8fd2" style:font-size-asian="13.1000003814697pt" style:font-weight-asian="normal" style:font-size-complex="15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style:font-name="Ubuntu Mono" fo:font-size="12pt" fo:font-weight="bold" officeooo:rsid="004afee6" officeooo:paragraph-rsid="004afee6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Ubuntu Mono" fo:font-size="12pt" style:text-underline-style="none" fo:font-weight="normal" officeooo:rsid="005e695f" officeooo:paragraph-rsid="0071f5dc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Ubuntu Mono" fo:font-size="12pt" style:text-underline-style="none" fo:font-weight="normal" officeooo:rsid="005e695f" officeooo:paragraph-rsid="007808fd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Ubuntu Mono" fo:font-size="12pt" style:text-underline-style="none" fo:font-weight="normal" officeooo:rsid="005e695f" officeooo:paragraph-rsid="007e4946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Ubuntu Mono" fo:font-size="12pt" style:text-underline-style="none" fo:font-weight="normal" officeooo:rsid="005e695f" officeooo:paragraph-rsid="0081a2be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Ubuntu Mono" fo:font-size="12pt" style:text-underline-style="none" fo:font-weight="normal" officeooo:rsid="005e695f" officeooo:paragraph-rsid="0082c3b4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Ubuntu Mono" fo:font-size="12pt" style:text-underline-style="none" fo:font-weight="normal" officeooo:rsid="005e695f" officeooo:paragraph-rsid="008e6b48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Ubuntu Mono" fo:font-size="12pt" style:text-underline-style="none" fo:font-weight="normal" officeooo:rsid="005e695f" officeooo:paragraph-rsid="00a87499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Ubuntu Mono" fo:font-size="12pt" style:text-underline-style="none" fo:font-weight="normal" officeooo:rsid="005e695f" officeooo:paragraph-rsid="00a9654f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justify" style:justify-single-word="false"/>
      <style:text-properties style:font-name="Ubuntu Mono" fo:font-size="12pt" style:text-underline-style="none" fo:font-weight="normal" officeooo:rsid="005e695f" officeooo:paragraph-rsid="00a1a9c8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justify" style:justify-single-word="false"/>
      <style:text-properties style:font-name="Ubuntu Mono" fo:font-size="12pt" style:text-underline-style="none" fo:font-weight="normal" officeooo:rsid="005e695f" officeooo:paragraph-rsid="009c1baa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Ubuntu Mono" fo:font-size="12pt" style:text-underline-style="none" fo:font-weight="normal" officeooo:rsid="003fc948" officeooo:paragraph-rsid="006f333d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Ubuntu Mono" fo:font-size="12pt" style:text-underline-style="none" fo:font-weight="normal" officeooo:rsid="003fc948" officeooo:paragraph-rsid="0081a2be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Ubuntu Mono" fo:font-size="12pt" style:text-underline-style="none" fo:font-weight="normal" officeooo:rsid="003fc948" officeooo:paragraph-rsid="00a9654f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Ubuntu Mono" fo:font-size="12pt" style:text-underline-style="none" fo:font-weight="normal" officeooo:rsid="0069fecf" officeooo:paragraph-rsid="0069fecf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justify" style:justify-single-word="false"/>
      <style:text-properties style:font-name="Ubuntu Mono" fo:font-size="12pt" style:text-underline-style="none" fo:font-weight="normal" officeooo:rsid="006d11bb" officeooo:paragraph-rsid="0088c19b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Ubuntu Mono" fo:font-size="12pt" style:text-underline-style="none" fo:font-weight="bold" officeooo:rsid="007ed186" officeooo:paragraph-rsid="007ed186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Ubuntu Mono" fo:font-size="12pt" style:text-underline-style="none" fo:font-weight="bold" officeooo:rsid="007ed186" officeooo:paragraph-rsid="0081a2be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Ubuntu Mono" fo:font-size="12pt" style:text-underline-style="none" fo:font-weight="bold" officeooo:rsid="007ed186" officeooo:paragraph-rsid="008e6b48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style:font-name="Ubuntu Mono" fo:font-size="12pt" style:text-underline-style="none" fo:font-weight="bold" officeooo:rsid="006d11bb" officeooo:paragraph-rsid="0088c19b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Ubuntu Mono" fo:font-size="12pt" style:text-underline-style="none" fo:font-weight="bold" officeooo:rsid="00684e14" officeooo:paragraph-rsid="00684e14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Ubuntu Mono" fo:font-size="12pt" style:text-underline-style="none" fo:font-weight="bold" officeooo:rsid="005d8305" officeooo:paragraph-rsid="00a9654f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style:font-name="Ubuntu Mono" fo:font-size="12pt" fo:font-weight="normal" officeooo:rsid="006bda6f" officeooo:paragraph-rsid="004afee6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justify" style:justify-single-word="false"/>
      <style:text-properties style:font-name="Ubuntu Mono" fo:font-size="12pt" style:text-underline-style="solid" style:text-underline-width="auto" style:text-underline-color="font-color" fo:font-weight="bold" officeooo:rsid="005d8305" officeooo:paragraph-rsid="00a9654f" style:font-size-asian="12pt" style:font-weight-asian="bold" style:font-size-complex="12pt" style:font-weight-complex="bold"/>
    </style:style>
    <style:style style:name="P60" style:family="paragraph" style:parent-style-name="Text_20_body" style:master-page-name="">
      <loext:graphic-properties draw:fill="none"/>
      <style:paragraph-properties fo:margin-left="1.799cm" fo:margin-right="2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style:font-name="Ubuntu" fo:font-size="12pt" style:text-underline-style="none" fo:font-weight="bold" officeooo:rsid="00b06aad" officeooo:paragraph-rsid="00b06aad" style:font-size-asian="10.5pt" style:font-weight-asian="bold" style:font-size-complex="12pt" style:font-weight-complex="bold"/>
    </style:style>
    <style:style style:name="P61" style:family="paragraph" style:parent-style-name="Text_20_body">
      <loext:graphic-properties draw:fill="none"/>
      <style:paragraph-properties fo:margin-left="1.799cm" fo:margin-right="2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Ubuntu" fo:font-size="12pt" style:text-underline-style="none" fo:font-weight="bold" officeooo:rsid="00b74fad" officeooo:paragraph-rsid="00b74fad" style:font-size-asian="10.5pt" style:font-weight-asian="bold" style:font-size-complex="12pt" style:font-weight-complex="bold"/>
    </style:style>
    <style:style style:name="P62" style:family="paragraph" style:parent-style-name="Text_20_body">
      <loext:graphic-properties draw:fill="none"/>
      <style:paragraph-properties fo:margin-left="1.799cm" fo:margin-right="2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Ubuntu" fo:font-size="12pt" style:text-underline-style="none" fo:font-weight="bold" officeooo:rsid="00bb2552" officeooo:paragraph-rsid="00bb2552" style:font-size-asian="10.5pt" style:font-weight-asian="bold" style:font-size-complex="12pt" style:font-weight-complex="bold"/>
    </style:style>
    <style:style style:name="P63" style:family="paragraph" style:parent-style-name="Text_20_body">
      <loext:graphic-properties draw:fill="none"/>
      <style:paragraph-properties fo:margin-left="1.799cm" fo:margin-right="2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Ubuntu" fo:font-size="12pt" style:text-underline-style="none" fo:font-weight="normal" officeooo:rsid="00b21211" officeooo:paragraph-rsid="00b21211" style:font-size-asian="10.5pt" style:font-weight-asian="normal" style:font-size-complex="12pt" style:font-weight-complex="normal"/>
    </style:style>
    <style:style style:name="P64" style:family="paragraph" style:parent-style-name="Text_20_body">
      <loext:graphic-properties draw:fill="none"/>
      <style:paragraph-properties fo:margin-left="1.799cm" fo:margin-right="2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Ubuntu" fo:font-size="12pt" style:text-underline-style="none" fo:font-weight="normal" officeooo:rsid="00b28458" officeooo:paragraph-rsid="00b28458" style:font-size-asian="10.5pt" style:font-weight-asian="normal" style:font-size-complex="12pt" style:font-weight-complex="normal"/>
    </style:style>
    <style:style style:name="P65" style:family="paragraph" style:parent-style-name="Text_20_body">
      <loext:graphic-properties draw:fill="none"/>
      <style:paragraph-properties fo:margin-left="1.799cm" fo:margin-right="2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Ubuntu" fo:font-size="12pt" style:text-underline-style="none" fo:font-weight="normal" officeooo:rsid="00b3eafc" officeooo:paragraph-rsid="00b3eafc" style:font-size-asian="10.5pt" style:font-weight-asian="normal" style:font-size-complex="12pt" style:font-weight-complex="normal"/>
    </style:style>
    <style:style style:name="P66" style:family="paragraph" style:parent-style-name="Text_20_body">
      <loext:graphic-properties draw:fill="none"/>
      <style:paragraph-properties fo:margin-left="1.799cm" fo:margin-right="2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Ubuntu" fo:font-size="12pt" style:text-underline-style="none" fo:font-weight="normal" officeooo:rsid="00b93531" officeooo:paragraph-rsid="00b93531" style:font-size-asian="10.5pt" style:font-weight-asian="normal" style:font-size-complex="12pt" style:font-weight-complex="normal"/>
    </style:style>
    <style:style style:name="P67" style:family="paragraph" style:parent-style-name="Text_20_body">
      <loext:graphic-properties draw:fill="none"/>
      <style:paragraph-properties fo:margin-left="1.799cm" fo:margin-right="2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Ubuntu" fo:font-size="12pt" style:text-underline-style="none" fo:font-weight="normal" officeooo:rsid="00bad9a3" officeooo:paragraph-rsid="00bad9a3" style:font-size-asian="10.5pt" style:font-weight-asian="normal" style:font-size-complex="12pt" style:font-weight-complex="normal"/>
    </style:style>
    <style:style style:name="P68" style:family="paragraph" style:parent-style-name="Text_20_body">
      <loext:graphic-properties draw:fill="none"/>
      <style:paragraph-properties fo:margin-left="1.799cm" fo:margin-right="2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Ubuntu" fo:font-size="12pt" style:text-underline-style="none" fo:font-weight="normal" officeooo:rsid="00bbc348" officeooo:paragraph-rsid="00bbc348" style:font-size-asian="10.5pt" style:font-weight-asian="normal" style:font-size-complex="12pt" style:font-weight-complex="normal"/>
    </style:style>
    <style:style style:name="P69" style:family="paragraph" style:parent-style-name="Text_20_body">
      <loext:graphic-properties draw:fill="none"/>
      <style:paragraph-properties fo:margin-left="1.799cm" fo:margin-right="2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Ubuntu" fo:font-size="12pt" style:text-underline-style="none" fo:font-weight="normal" officeooo:rsid="00bee931" officeooo:paragraph-rsid="00bee931" style:font-size-asian="10.5pt" style:font-weight-asian="normal" style:font-size-complex="12pt" style:font-weight-complex="normal"/>
    </style:style>
    <style:style style:name="P70" style:family="paragraph" style:parent-style-name="Text_20_body">
      <loext:graphic-properties draw:fill="none"/>
      <style:paragraph-properties fo:margin-left="1.799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style:font-name="Ubuntu" fo:font-size="22pt" style:text-underline-style="solid" style:text-underline-width="auto" style:text-underline-color="font-color" fo:font-weight="bold" officeooo:rsid="00c34c60" officeooo:paragraph-rsid="00bee931" style:font-size-asian="19.25pt" style:font-weight-asian="bold" style:font-size-complex="22pt" style:font-weight-complex="bold"/>
    </style:style>
    <style:style style:name="P71" style:family="paragraph" style:parent-style-name="Text_20_body">
      <loext:graphic-properties draw:fill="none"/>
      <style:paragraph-properties fo:margin-left="1.799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style:font-name="Ubuntu" fo:font-size="22pt" style:text-underline-style="solid" style:text-underline-width="auto" style:text-underline-color="font-color" fo:font-weight="bold" officeooo:rsid="00fa0482" officeooo:paragraph-rsid="00fa0482" style:font-size-asian="19.25pt" style:font-weight-asian="bold" style:font-size-complex="22pt" style:font-weight-complex="bold"/>
    </style:style>
    <style:style style:name="P72" style:family="paragraph" style:parent-style-name="Text_20_body">
      <loext:graphic-properties draw:fill="none"/>
      <style:paragraph-properties fo:margin-left="1.799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style:font-name="Ubuntu" fo:font-size="16pt" style:text-underline-style="solid" style:text-underline-width="auto" style:text-underline-color="font-color" fo:font-weight="bold" officeooo:rsid="00fa0482" officeooo:paragraph-rsid="00fa0482" style:font-size-asian="14pt" style:font-weight-asian="bold" style:font-size-complex="16pt" style:font-weight-complex="bold"/>
    </style:style>
    <style:style style:name="T1" style:family="text">
      <style:text-properties officeooo:rsid="000f44b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dc761" style:font-weight-asian="bold" style:font-weight-complex="bold"/>
    </style:style>
    <style:style style:name="T4" style:family="text">
      <style:text-properties fo:font-weight="bold" officeooo:rsid="0071f5dc" style:font-weight-asian="bold" style:font-weight-complex="bold"/>
    </style:style>
    <style:style style:name="T5" style:family="text">
      <style:text-properties fo:font-weight="bold" officeooo:rsid="0082c3b4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6a057" style:font-weight-asian="normal" style:font-weight-complex="normal"/>
    </style:style>
    <style:style style:name="T8" style:family="text">
      <style:text-properties fo:font-weight="normal" officeooo:rsid="003fc948" style:font-weight-asian="normal" style:font-weight-complex="normal"/>
    </style:style>
    <style:style style:name="T9" style:family="text">
      <style:text-properties fo:font-weight="normal" officeooo:rsid="00488e4f" style:font-weight-asian="normal" style:font-weight-complex="normal"/>
    </style:style>
    <style:style style:name="T10" style:family="text">
      <style:text-properties fo:font-weight="normal" officeooo:rsid="004995a2" style:font-weight-asian="normal" style:font-weight-complex="normal"/>
    </style:style>
    <style:style style:name="T11" style:family="text">
      <style:text-properties fo:font-weight="normal" officeooo:rsid="004d388c" style:font-weight-asian="normal" style:font-weight-complex="normal"/>
    </style:style>
    <style:style style:name="T12" style:family="text">
      <style:text-properties fo:font-weight="normal" officeooo:rsid="00533f59" style:font-weight-asian="normal" style:font-weight-complex="normal"/>
    </style:style>
    <style:style style:name="T13" style:family="text">
      <style:text-properties fo:font-weight="normal" officeooo:rsid="00553b06" style:font-weight-asian="normal" style:font-weight-complex="normal"/>
    </style:style>
    <style:style style:name="T14" style:family="text">
      <style:text-properties fo:font-weight="normal" officeooo:rsid="005da3f0" style:font-weight-asian="normal" style:font-weight-complex="normal"/>
    </style:style>
    <style:style style:name="T15" style:family="text">
      <style:text-properties fo:font-weight="normal" officeooo:rsid="0069fecf" style:font-weight-asian="normal" style:font-weight-complex="normal"/>
    </style:style>
    <style:style style:name="T16" style:family="text">
      <style:text-properties fo:font-weight="normal" officeooo:rsid="006bda6f" style:font-weight-asian="normal" style:font-weight-complex="normal"/>
    </style:style>
    <style:style style:name="T17" style:family="text">
      <style:text-properties fo:font-weight="normal" officeooo:rsid="00807b88" style:font-weight-asian="normal" style:font-weight-complex="normal"/>
    </style:style>
    <style:style style:name="T18" style:family="text">
      <style:text-properties fo:font-weight="normal" officeooo:rsid="0081ff15" style:font-weight-asian="normal" style:font-weight-complex="normal"/>
    </style:style>
    <style:style style:name="T19" style:family="text">
      <style:text-properties fo:font-weight="normal" officeooo:rsid="00855b1b" style:font-weight-asian="normal" style:font-weight-complex="normal"/>
    </style:style>
    <style:style style:name="T20" style:family="text">
      <style:text-properties fo:font-weight="normal" officeooo:rsid="00a5e453" style:font-weight-asian="normal" style:font-weight-complex="normal"/>
    </style:style>
    <style:style style:name="T21" style:family="text">
      <style:text-properties officeooo:rsid="001c6701"/>
    </style:style>
    <style:style style:name="T22" style:family="text">
      <style:text-properties officeooo:rsid="0020ea0b"/>
    </style:style>
    <style:style style:name="T23" style:family="text">
      <style:text-properties style:font-name="Ubuntu" fo:font-size="14pt" officeooo:rsid="0026eead" style:font-size-complex="14pt"/>
    </style:style>
    <style:style style:name="T24" style:family="text">
      <style:text-properties style:font-name="Ubuntu" fo:font-size="14pt" officeooo:rsid="0023939d" style:font-size-complex="14pt"/>
    </style:style>
    <style:style style:name="T25" style:family="text">
      <style:text-properties style:font-name="Ubuntu" fo:font-weight="bold" officeooo:rsid="006dc761" style:font-weight-asian="bold" style:font-weight-complex="bold"/>
    </style:style>
    <style:style style:name="T26" style:family="text">
      <style:text-properties fo:font-size="14pt" fo:font-weight="normal" officeooo:rsid="0023939d" style:font-weight-asian="normal" style:font-size-complex="14pt" style:font-weight-complex="normal"/>
    </style:style>
    <style:style style:name="T27" style:family="text">
      <style:text-properties officeooo:rsid="003fc948"/>
    </style:style>
    <style:style style:name="T28" style:family="text">
      <style:text-properties style:text-underline-style="none" fo:font-weight="bold" style:font-weight-asian="bold" style:font-weight-complex="bold"/>
    </style:style>
    <style:style style:name="T29" style:family="text">
      <style:text-properties style:text-underline-style="none" fo:font-weight="bold" officeooo:rsid="00419b7a" style:font-weight-asian="bold" style:font-weight-complex="bold"/>
    </style:style>
    <style:style style:name="T30" style:family="text">
      <style:text-properties style:text-underline-style="none" fo:font-weight="bold" officeooo:rsid="0044c9f4" style:font-weight-asian="bold" style:font-weight-complex="bold"/>
    </style:style>
    <style:style style:name="T31" style:family="text">
      <style:text-properties officeooo:rsid="0041eb1a"/>
    </style:style>
    <style:style style:name="T32" style:family="text">
      <style:text-properties officeooo:rsid="0046a057"/>
    </style:style>
    <style:style style:name="T33" style:family="text">
      <style:text-properties officeooo:rsid="0097fb0e"/>
    </style:style>
    <style:style style:name="T34" style:family="text">
      <style:text-properties officeooo:rsid="00a0242c"/>
    </style:style>
    <style:style style:name="T35" style:family="text">
      <style:text-properties officeooo:rsid="00b28458"/>
    </style:style>
    <style:style style:name="T36" style:family="text">
      <style:text-properties officeooo:rsid="00ba5eb7"/>
    </style:style>
    <style:style style:name="T37" style:family="text">
      <style:text-properties officeooo:rsid="00bc2f3d"/>
    </style:style>
    <style:style style:name="T38" style:family="text">
      <style:text-properties officeooo:rsid="00cb9562"/>
    </style:style>
    <style:style style:name="T39" style:family="text">
      <style:text-properties officeooo:rsid="00f27b88"/>
    </style:style>
    <style:style style:name="T40" style:family="text">
      <style:text-properties officeooo:rsid="01020490"/>
    </style:style>
    <style:style style:name="T41" style:family="text">
      <style:text-properties officeooo:rsid="0102b61b"/>
    </style:style>
    <style:style style:name="T42" style:family="text">
      <style:text-properties officeooo:rsid="01038e17"/>
    </style:style>
    <style:style style:name="T43" style:family="text">
      <style:text-properties officeooo:rsid="0105ca60"/>
    </style:style>
    <style:style style:name="T44" style:family="text">
      <style:text-properties officeooo:rsid="0106a6b2"/>
    </style:style>
    <style:style style:name="T45" style:family="text">
      <style:text-properties officeooo:rsid="010857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mbedded Systems Project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<text:span text:style-name="T2"><text:s text:c="2"/></text:span><text:s/><text:span text:style-name="T1">Prompt the user to input the number of BCD numbers(max 10). Each number has to be at most 3 digits. Display the numbers entered from the keyboard on the LCD. There should be provision to accept a number or cancel the last entered digit. DISPLAY THE BCD SUM.</text:span></text:p>
          </table:table-cell>
        </table:table-row>
      </table:table>
      <text:p text:style-name="P3"/>
      <text:p text:style-name="P4">Contents:</text:p>
      <text:p text:style-name="P5">1. Logic..............................................................01</text:p>
      <text:p text:style-name="P5">2. Requirements.......................................................02</text:p>
      <text:p text:style-name="P5">3. <text:span text:style-name="T21">Keyboard Layout....................................................03</text:span></text:p>
      <text:p text:style-name="P6">4. <text:span text:style-name="T22">Key-Function Mappings..............................................03</text:span></text:p>
      <text:p text:style-name="P7">5. Flow Chart.........................................................04</text:p>
      <text:p text:style-name="P7"/>
      <text:p text:style-name="P8"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6"> </text:span><text:span text:style-name="T23">Team</text:span><text:span text:style-name="T24">:</text:span></text:p>
      <text:p text:style-name="P11">- Pratyay Amrit 140953430</text:p>
      <text:p text:style-name="P11">- Arpit Garg 140953426</text:p>
      <text:p text:style-name="P11">- Arvind Govindarajan 140953<text:span text:style-name="T39">454</text:span></text:p>
      <text:p text:style-name="P9"/>
      <text:p text:style-name="P9"><text:soft-page-break/></text:p>
      <text:p text:style-name="P9">LOGIC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3">Global Variables:</text:p>
            <text:p text:style-name="P23"/>
            <text:p text:style-name="P19"><text:span text:style-name="T29"># </text:span><text:span text:style-name="T30">int logcount</text:span><text:span text:style-name="T28"> </text:span>– to keep track of where the program control currently is and what to prompt the user <text:span text:style-name="T31">to do</text:span></text:p>
            <text:p text:style-name="P14"/>
            <text:p text:style-name="P14"># char c<text:span text:style-name="T32">[] </text:span><text:span text:style-name="T8">–</text:span><text:span text:style-name="T6"> </text:span><text:span text:style-name="T7">to hold the character array (string) </text:span><text:span text:style-name="T10">entered by the user as input for it </text:span><text:span text:style-name="T7">to be sent </text:span><text:span text:style-name="T9">to the LCD display</text:span></text:p>
            <text:p text:style-name="P15"/>
            <text:p text:style-name="P15"># int top <text:span text:style-name="T8">– </text:span><text:span text:style-name="T11">points to the topmost character in the c[] array</text:span></text:p>
            <text:p text:style-name="P20"/>
            <text:p text:style-name="P16"># int row, col<text:span text:style-name="T6"> </text:span><text:span text:style-name="T8">– </text:span><text:span text:style-name="T6">to store the row and column number of the key pressed </text:span><text:span text:style-name="T12">at the moment</text:span></text:p>
            <text:p text:style-name="P21"/>
            <text:p text:style-name="P17"># int n <text:span text:style-name="T8">– </text:span><text:span text:style-name="T6">to store the number of numbers </text:span><text:span text:style-name="T13">(first input by the user)</text:span></text:p>
            <text:p text:style-name="P22"/>
            <text:p text:style-name="P18"># int intsum <text:span text:style-name="T8">– </text:span><text:span text:style-name="T19">stores the sum of all integers entered</text:span></text:p>
            <text:p text:style-name="P20"/>
            <text:p text:style-name="P24">Adding and removing to and from c[]:</text:p>
            <text:p text:style-name="P24"/>
            <text:p text:style-name="P47">– init c[top] = '\0'; top = 0;</text:p>
            <text:p text:style-name="P24"/>
            <text:p text:style-name="P56"># Adding to c[]</text:p>
            <text:p text:style-name="P50"><text:s text:c="4"/>{ c[top++] = '1'; //entered character</text:p>
            <text:p text:style-name="P36"><text:span text:style-name="T11"><text:s text:c="5"/></text:span><text:span text:style-name="T15"><text:s text:c="2"/></text:span><text:span text:style-name="T16">c[top] = '\0'; //appending null character }</text:span></text:p>
            <text:p text:style-name="P58"/>
            <text:p text:style-name="P55"># Removing from c[]</text:p>
            <text:p text:style-name="P51"><text:s text:c="4"/>{ c[--top] = '\0'; //decrementing position of null }</text:p>
            <text:p text:style-name="P26"/>
            <text:p text:style-name="P46"/>
          </table:table-cell>
          <table:table-cell table:style-name="Table2.B1" office:value-type="string">
            <text:p text:style-name="P25">Logic:</text:p>
            <text:p text:style-name="P25"/>
            <text:p text:style-name="P49">– get interrupt on rising edge of keypress</text:p>
            <text:p text:style-name="P59"/>
            <text:p text:style-name="P57"># logcount == 0 <text:s/><text:span text:style-name="T8">//</text:span><text:span text:style-name="T14">get the number of numbers</text:span></text:p>
            <text:p text:style-name="P44"><text:s text:c="4"/><text:span text:style-name="T27">– send char[] = {“Number of nos.?”} to row 1</text:span></text:p>
            <text:p text:style-name="P44"><text:s text:c="4"/><text:span text:style-name="T27">– move cursor to row 2 and wait for interrupt</text:span></text:p>
            <text:p text:style-name="P44"><text:s text:c="4"/><text:span text:style-name="T3">if some number pressed</text:span></text:p>
            <text:p text:style-name="P44"><text:span text:style-name="T3"><text:s text:c="8"/></text:span><text:span text:style-name="T27">– add to c[]</text:span></text:p>
            <text:p text:style-name="P37"><text:span text:style-name="T25"><text:s text:c="17"/></text:span><text:span text:style-name="T27">– display on LCD</text:span> <text:s text:c="7"/></text:p>
            <text:p text:style-name="P37"><text:s text:c="4"/><text:span text:style-name="T4">else if “delete” key pressed</text:span></text:p>
            <text:p text:style-name="P37"><text:span text:style-name="T4"><text:s text:c="8"/></text:span><text:span text:style-name="T27">– remove from c[]</text:span></text:p>
            <text:p text:style-name="P37"><text:s text:c="8"/><text:span text:style-name="T27">– display on LCD</text:span></text:p>
            <text:p text:style-name="P37"><text:s text:c="4"/><text:span text:style-name="T4">else if “enter” key pressed</text:span></text:p>
            <text:p text:style-name="P37"><text:span text:style-name="T4"><text:s text:c="8"/></text:span><text:span text:style-name="T27">– increment logcount</text:span></text:p>
            <text:p text:style-name="P38"><text:s text:c="8"/><text:span text:style-name="T27">– send integer equivalent of c[] to n</text:span></text:p>
            <text:p text:style-name="P39"><text:s text:c="8"/><text:span text:style-name="T27">– reinitialize c[]</text:span></text:p>
            <text:p text:style-name="P39"/>
            <text:p text:style-name="P52"># logcount == 1 <text:s/><text:span text:style-name="T6">//</text:span><text:span text:style-name="T17">get numbers one by one</text:span></text:p>
            <text:p text:style-name="P53"><text:span text:style-name="T17"><text:s text:c="4"/></text:span><text:span text:style-name="T8">– send char[] = {“</text:span><text:span text:style-name="T18">Enter numbers</text:span><text:span text:style-name="T8">”} to row 1</text:span></text:p>
            <text:p text:style-name="P40"><text:s text:c="4"/><text:span text:style-name="T27">– move cursor to row 2 and wait for interrupt</text:span></text:p>
            <text:p text:style-name="P41"><text:s text:c="4"/><text:span text:style-name="T5">while i is less than n</text:span></text:p>
            <text:p text:style-name="P41"><text:span text:style-name="T5"><text:s text:c="8"/></text:span><text:span text:style-name="T3">if some number pressed</text:span></text:p>
            <text:p text:style-name="P40"><text:span text:style-name="T3"><text:s text:c="12"/></text:span><text:span text:style-name="T27">– add to c[]</text:span></text:p>
            <text:p text:style-name="P40"><text:s text:c="12"/><text:span text:style-name="T27">– display on LCD</text:span></text:p>
            <text:p text:style-name="P40"><text:s text:c="8"/><text:span text:style-name="T4">else if “delete” key pressed</text:span></text:p>
            <text:p text:style-name="P40"><text:span text:style-name="T4"><text:s text:c="12"/></text:span><text:span text:style-name="T27">– remove from c[]</text:span></text:p>
            <text:p text:style-name="P40"><text:s text:c="12"/><text:span text:style-name="T27">– display on LCD</text:span></text:p>
            <text:p text:style-name="P40"><text:s text:c="8"/><text:span text:style-name="T4">else if “enter” key pressed</text:span></text:p>
            <text:p text:style-name="P40"><text:span text:style-name="T4"><text:s text:c="12"/></text:span><text:span text:style-name="T27">– increment i</text:span></text:p>
            <text:p text:style-name="P40"><text:s text:c="12"/><text:span text:style-name="T27">– add atoi(c) to intsum</text:span></text:p>
            <text:p text:style-name="P48"><text:s text:c="12"/>– reinitialize c[]</text:p>
            <text:p text:style-name="P1"><text:s text:c="4"/>//<text:span text:style-name="T33">end of while</text:span></text:p>
            <text:p text:style-name="P45"><text:s text:c="4"/><text:span text:style-name="T27">– increment logcount</text:span></text:p>
            <text:p text:style-name="P42"/>
            <text:p text:style-name="P54"># logcount == <text:span text:style-name="T34">2</text:span> <text:s/><text:span text:style-name="T6">//</text:span><text:span text:style-name="T17">get numbers one by one</text:span></text:p>
            <text:p text:style-name="P54"><text:span text:style-name="T17"><text:s text:c="4"/></text:span><text:span text:style-name="T8">– send char[] = {“</text:span><text:span text:style-name="T20">BCD Sum is</text:span><text:span text:style-name="T8">”} to row 1</text:span></text:p>
            <text:p text:style-name="P42"><text:s text:c="4"/><text:span text:style-name="T27">– move cursor to row 2</text:span></text:p>
            <text:p text:style-name="P43"><text:s text:c="4"/><text:span text:style-name="T27">– convert intsum to string and send to display</text:span></text:p>
          </table:table-cell>
        </table:table-row>
      </table:table>
      <text:p text:style-name="P9"><text:soft-page-break/></text:p>
      <text:p text:style-name="P10"/>
      <text:p text:style-name="P10">REQUIREMENTS</text:p>
      <text:p text:style-name="P60">Components:</text:p>
      <text:p text:style-name="P63">1. ALS-SDA-ARMCTX<text:span text:style-name="T35">M3-01<text:tab/><text:tab/><text:tab/><text:tab/><text:tab/>x1</text:span></text:p>
      <text:p text:style-name="P64">2. Power Supply (+5V)<text:tab/><text:tab/><text:tab/><text:tab/><text:tab/><text:tab/>x1</text:p>
      <text:p text:style-name="P64">3. Cross cable for programming and serial communication <text:tab/>x1</text:p>
      <text:p text:style-name="P65">4. 10 Core FRC cable <text:tab/><text:tab/><text:tab/><text:tab/><text:tab/><text:tab/>x3</text:p>
      <text:p text:style-name="P65">5. USB to B type cable<text:tab/><text:tab/><text:tab/><text:tab/><text:tab/><text:tab/>x1</text:p>
      <text:p text:style-name="P65"/>
      <text:p text:style-name="P61">Hardware Setup:</text:p>
      <text:p text:style-name="P66">CN<text:span text:style-name="T40">D</text:span> <text:span text:style-name="T36">[P0.23 to P0.28] for LCD;</text:span></text:p>
      <text:p text:style-name="P67">CN<text:span text:style-name="T41">C</text:span> for keyboard <text:span text:style-name="T42">[P0.15 to P0.18 cols; P0.19 to P0.22 rows]</text:span>;</text:p>
      <text:p text:style-name="P67"/>
      <text:p text:style-name="P62">PIN Configuration:</text:p>
      <text:p text:style-name="P68">P0.23 – P0.28 as GPIO <text:span text:style-name="T37">output</text:span></text:p>
      <text:p text:style-name="P69">P<text:span text:style-name="T43">0</text:span>.<text:span text:style-name="T44">19</text:span> – P<text:span text:style-name="T45">0</text:span>.2<text:span text:style-name="T44">2</text:span> as GPIO output</text:p>
      <text:p text:style-name="P69">P<text:span text:style-name="T45">0</text:span>.1<text:span text:style-name="T45">5</text:span> – P<text:span text:style-name="T45">0</text:span>.1<text:span text:style-name="T45">8</text:span> as GPIO Interrupt</text:p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7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KEYBOARD LAYOUT</text:p>
            <text:p text:style-name="P34"/>
            <text:p text:style-name="P35"><text:s text:c="25"/></text:p>
            <table:table table:name="Table4" table:style-name="Table4">
              <table:table-column table:style-name="Table4.A"/>
              <table:table-column table:style-name="Table4.B" table:number-columns-repeated="3"/>
              <table:table-row>
                <table:table-cell table:style-name="Table4.A1" office:value-type="string">
                  <text:p text:style-name="P31">1</text:p>
                </table:table-cell>
                <table:table-cell table:style-name="Table4.A1" office:value-type="string">
                  <text:p text:style-name="P31">2</text:p>
                </table:table-cell>
                <table:table-cell table:style-name="Table4.A1" office:value-type="string">
                  <text:p text:style-name="P31">3</text:p>
                </table:table-cell>
                <table:table-cell table:style-name="Table4.D1" office:value-type="string">
                  <text:p text:style-name="P31">del</text:p>
                </table:table-cell>
              </table:table-row>
              <table:table-row>
                <table:table-cell table:style-name="Table4.A2" office:value-type="string">
                  <text:p text:style-name="P31">4</text:p>
                </table:table-cell>
                <table:table-cell table:style-name="Table4.A2" office:value-type="string">
                  <text:p text:style-name="P31">5</text:p>
                </table:table-cell>
                <table:table-cell table:style-name="Table4.C2" office:value-type="string">
                  <text:p text:style-name="P31">6</text:p>
                </table:table-cell>
                <table:table-cell table:style-name="Table4.D2" office:value-type="string">
                  <text:p text:style-name="P30"/>
                </table:table-cell>
              </table:table-row>
              <table:table-row>
                <table:table-cell table:style-name="Table4.A3" office:value-type="string">
                  <text:p text:style-name="P31">7</text:p>
                </table:table-cell>
                <table:table-cell table:style-name="Table4.B3" office:value-type="string">
                  <text:p text:style-name="P31">8</text:p>
                </table:table-cell>
                <table:table-cell table:style-name="Table4.C3" office:value-type="string">
                  <text:p text:style-name="P31">9</text:p>
                </table:table-cell>
                <table:table-cell table:style-name="Table4.D2" office:value-type="string">
                  <text:p text:style-name="P30"/>
                </table:table-cell>
              </table:table-row>
              <table:table-row>
                <table:table-cell table:style-name="Table4.A4" office:value-type="string">
                  <text:p text:style-name="P30"/>
                </table:table-cell>
                <table:table-cell table:style-name="Table4.B4" office:value-type="string">
                  <text:p text:style-name="P31">0</text:p>
                </table:table-cell>
                <table:table-cell table:style-name="Table4.A4" office:value-type="string">
                  <text:p text:style-name="P30"/>
                </table:table-cell>
                <table:table-cell table:style-name="Table4.D4" office:value-type="string">
                  <text:p text:style-name="P31">ent</text:p>
                </table:table-cell>
              </table:table-row>
            </table:table>
            <text:p text:style-name="P32"/>
          </table:table-cell>
          <table:table-cell table:style-name="Table3.B1" office:value-type="string">
            <text:p text:style-name="P33">KEY-FUNCTION MAPPING</text:p>
            <text:p text:style-name="P33"/>
            <table:table table:name="Table5" table:style-name="Table5">
              <table:table-column table:style-name="Table5.A" table:number-columns-repeated="2"/>
              <table:table-column table:style-name="Table5.C"/>
              <table:table-row>
                <table:table-cell table:style-name="Table5.A1" office:value-type="string">
                  <text:p text:style-name="P29">Row</text:p>
                </table:table-cell>
                <table:table-cell table:style-name="Table5.B1" office:value-type="string">
                  <text:p text:style-name="P29">Col</text:p>
                </table:table-cell>
                <table:table-cell table:style-name="Table5.C1" office:value-type="string">
                  <text:p text:style-name="P29">Action</text:p>
                </table:table-cell>
              </table:table-row>
              <table:table-row>
                <table:table-cell table:style-name="Table5.B17" office:value-type="string">
                  <text:p text:style-name="P29">0</text:p>
                </table:table-cell>
                <table:table-cell table:style-name="Table5.B17" office:value-type="string">
                  <text:p text:style-name="P29">0</text:p>
                </table:table-cell>
                <table:table-cell table:style-name="Table5.C2" office:value-type="string">
                  <text:p text:style-name="P29">Push “1”</text:p>
                </table:table-cell>
              </table:table-row>
              <table:table-row>
                <table:table-cell table:style-name="Table5.B17" office:value-type="string">
                  <text:p text:style-name="P29">0</text:p>
                </table:table-cell>
                <table:table-cell table:style-name="Table5.B17" office:value-type="string">
                  <text:p text:style-name="P29">1</text:p>
                </table:table-cell>
                <table:table-cell table:style-name="Table5.C3" office:value-type="string">
                  <text:p text:style-name="P29">Push “2”</text:p>
                </table:table-cell>
              </table:table-row>
              <table:table-row>
                <table:table-cell table:style-name="Table5.B17" office:value-type="string">
                  <text:p text:style-name="P29">0</text:p>
                </table:table-cell>
                <table:table-cell table:style-name="Table5.B17" office:value-type="string">
                  <text:p text:style-name="P29">2</text:p>
                </table:table-cell>
                <table:table-cell table:style-name="Table5.C4" office:value-type="string">
                  <text:p text:style-name="P29">Push “3”</text:p>
                </table:table-cell>
              </table:table-row>
              <table:table-row>
                <table:table-cell table:style-name="Table5.B17" office:value-type="string">
                  <text:p text:style-name="P29">0</text:p>
                </table:table-cell>
                <table:table-cell table:style-name="Table5.B17" office:value-type="string">
                  <text:p text:style-name="P29">3</text:p>
                </table:table-cell>
                <table:table-cell table:style-name="Table5.C5" office:value-type="string">
                  <text:p text:style-name="P29">Pop</text:p>
                </table:table-cell>
              </table:table-row>
              <table:table-row>
                <table:table-cell table:style-name="Table5.B17" office:value-type="string">
                  <text:p text:style-name="P29">1</text:p>
                </table:table-cell>
                <table:table-cell table:style-name="Table5.B17" office:value-type="string">
                  <text:p text:style-name="P29">0</text:p>
                </table:table-cell>
                <table:table-cell table:style-name="Table5.C6" office:value-type="string">
                  <text:p text:style-name="P29">Push “4”</text:p>
                </table:table-cell>
              </table:table-row>
              <table:table-row>
                <table:table-cell table:style-name="Table5.B17" office:value-type="string">
                  <text:p text:style-name="P29">1</text:p>
                </table:table-cell>
                <table:table-cell table:style-name="Table5.B17" office:value-type="string">
                  <text:p text:style-name="P29">1</text:p>
                </table:table-cell>
                <table:table-cell table:style-name="Table5.C7" office:value-type="string">
                  <text:p text:style-name="P29">Push “5”</text:p>
                </table:table-cell>
              </table:table-row>
              <table:table-row>
                <table:table-cell table:style-name="Table5.B17" office:value-type="string">
                  <text:p text:style-name="P29">1</text:p>
                </table:table-cell>
                <table:table-cell table:style-name="Table5.B17" office:value-type="string">
                  <text:p text:style-name="P29">2</text:p>
                </table:table-cell>
                <table:table-cell table:style-name="Table5.C8" office:value-type="string">
                  <text:p text:style-name="P29">Push “6”</text:p>
                </table:table-cell>
              </table:table-row>
              <table:table-row>
                <table:table-cell table:style-name="Table5.B17" office:value-type="string">
                  <text:p text:style-name="P29">1</text:p>
                </table:table-cell>
                <table:table-cell table:style-name="Table5.B17" office:value-type="string">
                  <text:p text:style-name="P29">3</text:p>
                </table:table-cell>
                <table:table-cell table:style-name="Table5.C9" office:value-type="string">
                  <text:p text:style-name="P29">-x-</text:p>
                </table:table-cell>
              </table:table-row>
              <table:table-row>
                <table:table-cell table:style-name="Table5.B17" office:value-type="string">
                  <text:p text:style-name="P29">2</text:p>
                </table:table-cell>
                <table:table-cell table:style-name="Table5.B17" office:value-type="string">
                  <text:p text:style-name="P29">0</text:p>
                </table:table-cell>
                <table:table-cell table:style-name="Table5.C10" office:value-type="string">
                  <text:p text:style-name="P29">Push “7”</text:p>
                </table:table-cell>
              </table:table-row>
              <table:table-row>
                <table:table-cell table:style-name="Table5.B17" office:value-type="string">
                  <text:p text:style-name="P29">2</text:p>
                </table:table-cell>
                <table:table-cell table:style-name="Table5.B17" office:value-type="string">
                  <text:p text:style-name="P29">1</text:p>
                </table:table-cell>
                <table:table-cell table:style-name="Table5.C11" office:value-type="string">
                  <text:p text:style-name="P29">Push “8”</text:p>
                </table:table-cell>
              </table:table-row>
              <table:table-row>
                <table:table-cell table:style-name="Table5.B17" office:value-type="string">
                  <text:p text:style-name="P29">2</text:p>
                </table:table-cell>
                <table:table-cell table:style-name="Table5.B17" office:value-type="string">
                  <text:p text:style-name="P29">2</text:p>
                </table:table-cell>
                <table:table-cell table:style-name="Table5.C12" office:value-type="string">
                  <text:p text:style-name="P29">Push “9”</text:p>
                </table:table-cell>
              </table:table-row>
              <table:table-row>
                <table:table-cell table:style-name="Table5.B17" office:value-type="string">
                  <text:p text:style-name="P29">2</text:p>
                </table:table-cell>
                <table:table-cell table:style-name="Table5.B17" office:value-type="string">
                  <text:p text:style-name="P29">3</text:p>
                </table:table-cell>
                <table:table-cell table:style-name="Table5.C13" office:value-type="string">
                  <text:p text:style-name="P28">-<text:span text:style-name="T38">x-</text:span></text:p>
                </table:table-cell>
              </table:table-row>
              <table:table-row>
                <table:table-cell table:style-name="Table5.B17" office:value-type="string">
                  <text:p text:style-name="P29">3</text:p>
                </table:table-cell>
                <table:table-cell table:style-name="Table5.B17" office:value-type="string">
                  <text:p text:style-name="P29">0</text:p>
                </table:table-cell>
                <table:table-cell table:style-name="Table5.C14" office:value-type="string">
                  <text:p text:style-name="P28">-<text:span text:style-name="T38">x-</text:span></text:p>
                </table:table-cell>
              </table:table-row>
              <table:table-row>
                <table:table-cell table:style-name="Table5.B17" office:value-type="string">
                  <text:p text:style-name="P29">3</text:p>
                </table:table-cell>
                <table:table-cell table:style-name="Table5.B17" office:value-type="string">
                  <text:p text:style-name="P29">1</text:p>
                </table:table-cell>
                <table:table-cell table:style-name="Table5.C15" office:value-type="string">
                  <text:p text:style-name="P29">Push “0”</text:p>
                </table:table-cell>
              </table:table-row>
              <table:table-row>
                <table:table-cell table:style-name="Table5.B17" office:value-type="string">
                  <text:p text:style-name="P29">3</text:p>
                </table:table-cell>
                <table:table-cell table:style-name="Table5.B17" office:value-type="string">
                  <text:p text:style-name="P29">2</text:p>
                </table:table-cell>
                <table:table-cell table:style-name="Table5.C16" office:value-type="string">
                  <text:p text:style-name="P28">-<text:span text:style-name="T38">x-</text:span></text:p>
                </table:table-cell>
              </table:table-row>
              <table:table-row>
                <table:table-cell table:style-name="Table5.B17" office:value-type="string">
                  <text:p text:style-name="P29">3</text:p>
                </table:table-cell>
                <table:table-cell table:style-name="Table5.B17" office:value-type="string">
                  <text:p text:style-name="P29">3</text:p>
                </table:table-cell>
                <table:table-cell table:style-name="Table5.C17" office:value-type="string">
                  <text:p text:style-name="P29">enter</text:p>
                </table:table-cell>
              </table:table-row>
            </table:table>
            <text:p text:style-name="P27"/>
          </table:table-cell>
        </table:table-row>
      </table:table>
      <text:p text:style-name="P70"/>
      <text:p text:style-name="P70"/>
      <text:p text:style-name="P70"/>
      <text:p text:style-name="P71"/>
      <text:p text:style-name="P71"><draw:frame draw:style-name="fr1" draw:name="Image1" text:anchor-type="paragraph" svg:x="3.057cm" svg:y="1.095cm" svg:width="23.985cm" svg:height="19.244cm" draw:z-index="0"><draw:image xlink:href="Pictures/100002010000045100000334BE8453550CA95129.png" xlink:type="simple" xlink:show="embed" xlink:actuate="onLoad"/></draw:frame><text:soft-page-break/>FLOW CHART</text:p>
      <text:p text:style-name="P71"/>
      <text:p text:style-name="P72"><draw:frame draw:style-name="fr1" draw:name="Image2" text:anchor-type="paragraph" svg:x="1.344cm" svg:y="1.231cm" svg:width="26.771cm" svg:height="18.847cm" draw:z-index="1"><draw:image xlink:href="Pictures/100002010000046B0000032F87134C0D6116AC0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order-top="none" fo:border-bottom="none" fo:border-left="3pt solid #000000" fo:border-right="3pt solid #000000" fo:padding="0.049cm" style:shadow="none" fo:background-color="#dddddd" style:writing-mode="lr-tb" draw:fill="solid" draw:fill-color="#dddddd" draw:opacity="100%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3:40:02.039693475</meta:creation-date>
    <dc:date>2016-04-16T01:51:47.743959417</dc:date>
    <meta:editing-duration>PT11H36M26S</meta:editing-duration>
    <meta:editing-cycles>253</meta:editing-cycles>
    <meta:generator>LibreOffice/5.1.2.2$Linux_X86_64 LibreOffice_project/10m0$Build-2</meta:generator>
    <meta:document-statistic meta:table-count="5" meta:image-count="2" meta:object-count="0" meta:page-count="6" meta:paragraph-count="143" meta:word-count="546" meta:character-count="3420" meta:non-whitespace-character-count="2542"/>
  </office:meta>
</office:document-meta>
</file>